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1946ff" officeooo:paragraph-rsid="001946ff" style:language-asian="zxx" style:country-asian="none" style:language-complex="zxx" style:country-complex="none"/>
    </style:style>
    <style:style style:name="P2" style:family="paragraph" style:parent-style-name="Standard" style:list-style-name="L1">
      <style:text-properties fo:language="zxx" fo:country="none" officeooo:rsid="001946ff" officeooo:paragraph-rsid="001946ff" style:language-asian="zxx" style:country-asian="none" style:language-complex="zxx" style:country-complex="none"/>
    </style:style>
    <style:style style:name="P3" style:family="paragraph" style:parent-style-name="Standard" style:list-style-name="L3">
      <style:text-properties fo:language="zxx" fo:country="none" officeooo:paragraph-rsid="001cc222" style:language-asian="zxx" style:country-asian="none" style:language-complex="zxx" style:country-complex="none"/>
    </style:style>
    <style:style style:name="P4" style:family="paragraph" style:parent-style-name="Standard" style:list-style-name="L4">
      <style:text-properties fo:language="zxx" fo:country="none" officeooo:paragraph-rsid="001cc222" style:language-asian="zxx" style:country-asian="none" style:language-complex="zxx" style:country-complex="none"/>
    </style:style>
    <style:style style:name="P5" style:family="paragraph" style:parent-style-name="Standard" style:list-style-name="L4">
      <style:text-properties fo:language="zxx" fo:country="none" officeooo:rsid="001cc222" officeooo:paragraph-rsid="001cc222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1cc222" officeooo:paragraph-rsid="001cc222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fo:font-weight="bold" officeooo:rsid="001946ff" officeooo:paragraph-rsid="001946ff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text-properties fo:language="zxx" fo:country="none" fo:font-weight="bold" officeooo:rsid="001aff18" officeooo:paragraph-rsid="001aff18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 style:list-style-name="L2">
      <style:text-properties fo:language="zxx" fo:country="none" fo:font-weight="normal" officeooo:rsid="001946ff" officeooo:paragraph-rsid="001946ff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 style:list-style-name="L2">
      <style:text-properties fo:language="zxx" fo:country="none" fo:font-weight="normal" officeooo:rsid="001946ff" officeooo:paragraph-rsid="001cc222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>
      <style:text-properties fo:language="zxx" fo:country="none" fo:font-weight="normal" officeooo:rsid="001946ff" officeooo:paragraph-rsid="001946ff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Standard" style:list-style-name="L4">
      <style:text-properties fo:language="zxx" fo:country="none" fo:font-weight="normal" officeooo:rsid="001946ff" officeooo:paragraph-rsid="001cc222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Standard" style:list-style-name="L4">
      <style:text-properties fo:language="zxx" fo:country="none" fo:font-weight="normal" officeooo:rsid="001946ff" officeooo:paragraph-rsid="001d3e17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Standard" style:list-style-name="L4">
      <style:text-properties fo:language="zxx" fo:country="none" fo:font-weight="normal" officeooo:rsid="001cc222" officeooo:paragraph-rsid="001cc222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Standard" style:list-style-name="L4">
      <style:text-properties fo:language="zxx" fo:country="none" fo:font-weight="normal" officeooo:rsid="001d3e17" officeooo:paragraph-rsid="001d3e17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946ff" style:font-weight-asian="normal" style:font-weight-complex="normal"/>
    </style:style>
    <style:style style:name="T4" style:family="text">
      <style:text-properties fo:font-weight="normal" officeooo:rsid="001cc222" style:font-weight-asian="normal" style:font-weight-complex="normal"/>
    </style:style>
    <style:style style:name="T5" style:family="text">
      <style:text-properties officeooo:rsid="001cc222"/>
    </style:style>
    <style:style style:name="T6" style:family="text">
      <style:text-properties officeooo:rsid="001d3e1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ibraries</text:span></text:p>
      <text:list xml:id="list1108389895" text:style-name="L1">
        <text:list-item>
          <text:p text:style-name="P2">MemoryFree.h – Check free memory</text:p>
        </text:list-item>
        <text:list-item>
          <text:p text:style-name="P2">LedControlMS.h – for led display </text:p>
        </text:list-item>
        <text:list-item>
          <text:p text:style-name="P2">SoftwareSerial.h – Serial communication with 9600 baud wifi module</text:p>
        </text:list-item>
      </text:list>
      <text:p text:style-name="P1"/>
      <text:p text:style-name="P7">Functions</text:p>
      <text:list xml:id="list3648359960" text:style-name="L2">
        <text:list-item>
          <text:p text:style-name="P9">void setup(void)</text:p>
        </text:list-item>
        <text:list-item>
          <text:p text:style-name="P10">void setupWifi()</text:p>
        </text:list-item>
        <text:list-item>
          <text:p text:style-name="P10">void loop(void)</text:p>
        </text:list-item>
        <text:list-item>
          <text:p text:style-name="P10">void doSwitch()</text:p>
        </text:list-item>
        <text:list-item>
          <text:p text:style-name="P10">void mintempCheck()</text:p>
        </text:list-item>
        <text:list-item>
          <text:p text:style-name="P10">void maxtempCheck()</text:p>
        </text:list-item>
        <text:list-item>
          <text:p text:style-name="P10">void searchIPD(uint8_t input)</text:p>
        </text:list-item>
        <text:list-item>
          <text:p text:style-name="P9">void handleIPDMessage()</text:p>
        </text:list-item>
        <text:list-item>
          <text:p text:style-name="P9">void sendToVisitor(String idString, char * pageData) </text:p>
        </text:list-item>
        <text:list-item>
          <text:p text:style-name="P9">char * servePage(int urlNumber)</text:p>
        </text:list-item>
        <text:list-item>
          <text:p text:style-name="P9">char *ftoa(char *a, double f, int precision)</text:p>
        </text:list-item>
        <text:list-item>
          <text:p text:style-name="P9">char * getTempJsonResponse() </text:p>
        </text:list-item>
        <text:list-item>
          <text:p text:style-name="P9">char * getSuccesJsonResponse(boolean truefalse, char *reason)</text:p>
        </text:list-item>
        <text:list-item>
          <text:p text:style-name="P9">int tryToSetTempTo(float target)</text:p>
        </text:list-item>
        <text:list-item>
          <text:p text:style-name="P9">int switchURL(char * url)</text:p>
        </text:list-item>
        <text:list-item>
          <text:p text:style-name="P9">float stringToInt(String dataLengthString) </text:p>
        </text:list-item>
        <text:list-item>
          <text:p text:style-name="P9">void scrollLeft(float ch)</text:p>
        </text:list-item>
        <text:list-item>
          <text:p text:style-name="P9">void DoScrollText()</text:p>
        </text:list-item>
        <text:list-item>
          <text:p text:style-name="P9">void alarm(int code, byte data[], int index)</text:p>
        </text:list-item>
        <text:list-item>
          <text:p text:style-name="P9">void watch(int code, byte data[], int index)</text:p>
        </text:list-item>
      </text:list>
      <text:p text:style-name="P11"/>
      <text:p text:style-name="P8">Funtion description</text:p>
      <text:list xml:id="list1370769197" text:style-name="L3">
        <text:list-item>
          <text:p text:style-name="P3"><text:span text:style-name="T3">void setup(void)</text:span></text:p>
        </text:list-item>
      </text:list>
      <text:list xml:id="list2232713839" text:style-name="L4">
        <text:list-item>
          <text:list>
            <text:list-item>
              <text:p text:style-name="P4"><text:span text:style-name="T3">s</text:span><text:span text:style-name="T4">etup pins</text:span></text:p>
            </text:list-item>
            <text:list-item>
              <text:p text:style-name="P4"><text:span text:style-name="T4">reference voltage to 3.3V</text:span></text:p>
            </text:list-item>
            <text:list-item>
              <text:p text:style-name="P4"><text:span text:style-name="T4">begin serials</text:span></text:p>
            </text:list-item>
            <text:list-item>
              <text:p text:style-name="P4"><text:span text:style-name="T4">set variables to first values</text:span></text:p>
            </text:list-item>
            <text:list-item>
              <text:p text:style-name="P4"><text:span text:style-name="T4">setup de display </text:span></text:p>
            </text:list-item>
            <text:list-item>
              <text:p text:style-name="P5"><text:span text:style-name="T2">call setup wifi</text:span></text:p>
            </text:list-item>
          </text:list>
        </text:list-item>
        <text:list-item>
          <text:p text:style-name="P12">void setupWifi()</text:p>
          <text:list>
            <text:list-item>
              <text:p text:style-name="P14">begin serial for wifi</text:p>
            </text:list-item>
            <text:list-item>
              <text:p text:style-name="P14">reset the module</text:p>
            </text:list-item>
            <text:list-item>
              <text:p text:style-name="P14">set module as accesspoint</text:p>
            </text:list-item>
            <text:list-item>
              <text:p text:style-name="P14">set accesspoint name and password</text:p>
            </text:list-item>
            <text:list-item>
              <text:p text:style-name="P14">allow multiple connections (fridge not programmed to support that fully)</text:p>
            </text:list-item>
            <text:list-item>
              <text:p text:style-name="P14">open a web server</text:p>
            </text:list-item>
          </text:list>
        </text:list-item>
        <text:list-item>
          <text:p text:style-name="P14">void loop(void)</text:p>
          <text:list>
            <text:list-item>
              <text:p text:style-name="P14">read the temperature and take averages</text:p>
            </text:list-item>
            <text:list-item>
              <text:p text:style-name="P14">call doSwitch() <text:span text:style-name="T6">to check if the relay should switch</text:span></text:p>
            </text:list-item>
            <text:list-item>
              <text:p text:style-name="P14">call min and maxtemp checks</text:p>
            </text:list-item>
            <text:list-item>
              <text:p text:style-name="P4"><text:span text:style-name="T4">call </text:span>DoScrollText(); <text:span text:style-name="T6">to scroll the text 1 position(screendot) to the left</text:span></text:p>
            </text:list-item>
            <text:list-item>
              <text:p text:style-name="P4"><text:span text:style-name="T5">if there is data from the wifi module call </text:span>searchIPD<text:span text:style-name="T6">(); to search for and incoming messenge (IPD)</text:span></text:p>
            </text:list-item>
          </text:list>
        </text:list-item>
        <text:list-item>
          <text:p text:style-name="P13">void doSwitch()</text:p>
          <text:list>
            <text:list-item>
              <text:p text:style-name="P15">check if it’s time to consider a switch – there is only a switch if there has enough time passed – can be set in the variables </text:p>
            </text:list-item>
            <text:list-item>
              <text:p text:style-name="P15"><text:soft-page-break/>check if temperature below or above the switching threshold</text:p>
            </text:list-item>
            <text:list-item>
              <text:p text:style-name="P15">if so, switch the relay </text:p>
            </text:list-item>
            <text:list-item>
              <text:p text:style-name="P15">if mintemp or maxtemp signal from the functions for these turn relay off</text:p>
            </text:list-item>
          </text:list>
        </text:list-item>
        <text:list-item>
          <text:p text:style-name="P15"/>
        </text:list-item>
      </text:list>
      <text:p text:style-name="P6"><text:span text:style-name="T2"/></text:p>
      <text:p text:style-name="P6"><text:span text:style-name="T2"/></text:p>
      <text:p text:style-name="P6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6T19:27:38.915500516</meta:creation-date>
    <dc:date>2017-08-26T20:00:52.335826390</dc:date>
    <meta:editing-duration>PT10M20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2" meta:paragraph-count="52" meta:word-count="298" meta:character-count="1802" meta:non-whitespace-character-count="1592"/>
  </office:meta>
</office:document-meta>
</file>